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in" fo:margin-bottom="0.0429in" loext:contextual-spacing="false" fo:text-indent="-0.25in" style:auto-text-indent="false"/>
    </style:style>
    <style:style style:name="P2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9" style:family="paragraph" style:parent-style-name="Heading_20_1" style:list-style-name="WWNum3"/>
    <style:style style:name="P30" style:family="paragraph" style:parent-style-name="Heading_20_1" style:list-style-name="WWNum3">
      <style:paragraph-properties fo:break-before="auto" fo:break-after="auto"/>
    </style:style>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nit 10. Assessable activities 01</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March 2023</text:span></text:p>
      <text:p text:style-name="P4"><text:span text:style-name="T6">Licencia</text:span></text:p>
      <text:p text:style-name="P6"/>
      <text:p text:style-name="P5"><text:span text:style-name="T7">Recognition- Noncommercial - ShareAlike </text:span><text:span text:style-name="T8">(BY-NC-SA): No commercial use of the original work or possible derivative works is allowed, the distribution of which must be done with a licence equal to the one that regulates the original work.</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18">1. Deadline<text:tab/>3</text:span></text:a></text:p>
          <text:p text:style-name="P14"><text:a xlink:type="simple" xlink:href="#_9maybllx2a09" text:style-name="Index_20_Link" text:visited-style-name="Index_20_Link"><text:span text:style-name="T18">2. Observations prior to carrying out evaluable tasks<text:tab/>3</text:span></text:a></text:p>
          <text:p text:style-name="P14"><text:a xlink:type="simple" xlink:href="#_mddm13ai61n6" text:style-name="Index_20_Link" text:visited-style-name="Index_20_Link"><text:span text:style-name="T18">3. Exercise 01<text:tab/>3</text:span></text:a></text:p>
          <text:p text:style-name="P14"><text:a xlink:type="simple" xlink:href="#_ntg4wid1vfow" text:style-name="Index_20_Link" text:visited-style-name="Index_20_Link"><text:span text:style-name="T18">4. Exercise 02<text:tab/>3</text:span></text:a></text:p>
        </text:index-body>
      </text:table-of-content>
      <text:p text:style-name="P13"/>
      <text:p text:style-name="P16"/>
      <text:p text:style-name="P16"/>
      <text:p text:style-name="P17"/>
      <text:p text:style-name="P17"/>
      <text:p text:style-name="P17"/>
      <text:p text:style-name="P17"/>
      <text:p text:style-name="P17"/>
      <text:p text:style-name="P18"/>
      <text:p text:style-name="P17"/>
      <text:p text:style-name="P17"/>
      <text:p text:style-name="P17"/>
      <text:p text:style-name="P17"/>
      <text:p text:style-name="P17"/>
      <text:p text:style-name="P17"/>
      <text:p text:style-name="P19"><text:span text:style-name="T15">Unit 10. assessable activities 01</text:span></text:p>
      <text:list xml:id="list2199261800" text:style-name="WWNum3">
        <text:list-item>
          <text:p text:style-name="P30"><text:bookmark text:name="_dbh0n1vac4c8"/>Deadline</text:p>
        </text:list-item>
      </text:list>
      <text:p text:style-name="Standard"><text:span text:style-name="T10">Delivery deadline: Wednesday, March 15 in class (or with video proving its completion). </text:span>The activity will be evaluated when the teacher observes it.</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233017183721962" text:continue-numbering="true" text:style-name="WWNum3">
        <text:list-item>
          <text:p text:style-name="P30"><text:bookmark text:name="_9maybllx2a09"/>Observations prior to carrying out evaluable tasks</text:p>
        </text:list-item>
      </text:list>
      <text:list xml:id="list371407743" text:style-name="WWNum2">
        <text:list-item>
          <text:p text:style-name="P24"><text:soft-page-break/>The application must have a good presentation.</text:p>
        </text:list-item>
        <text:list-item>
          <text:p text:style-name="P26">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233018454179696" text:continue-list="list233017183721962" text:style-name="WWNum3">
        <text:list-item>
          <text:p text:style-name="P30"><text:bookmark text:name="_mddm13ai61n6"/>Exercise 01</text:p>
        </text:list-item>
      </text:list>
      <text:p text:style-name="P10">Make an application with <text:a xlink:type="simple" xlink:href="https://glideapps.com" text:style-name="ListLabel_20_19" text:visited-style-name="ListLabel_20_19"><text:span text:style-name="T20">https://www.glideapps.com</text:span></text:a> that allows you to manage a list of tasks. The stored information of the tasks must allow the following:</text:p>
      <text:list xml:id="list1346717708" text:style-name="WWNum1">
        <text:list-item>
          <text:p text:style-name="P25">Indicate whether the tasks have already been completed or not.</text:p>
        </text:list-item>
        <text:list-item>
          <text:p text:style-name="P28">Indicate the date the task is due (optional for each task).</text:p>
        </text:list-item>
        <text:list-item>
          <text:p text:style-name="P27">Indicate the priority of the task among 4 options: "Very important", "Important", "Not very important", "Not important".</text:p>
        </text:list-item>
      </text:list>
      <text:p text:style-name="P10">Likewise, the application must show different sections:</text:p>
      <text:list xml:id="list233017838663782" text:continue-numbering="true" text:style-name="WWNum1">
        <text:list-item>
          <text:p text:style-name="P25">Being able to consult, modify and delete all tasks.</text:p>
        </text:list-item>
        <text:list-item>
          <text:p text:style-name="P28">Being able to consult a list with only “Very Important” tasks.</text:p>
        </text:list-item>
        <text:list-item>
          <text:p text:style-name="P27">Being able to check which tasks have not yet expired their delivery date.</text:p>
        </text:list-item>
      </text:list>
      <text:p text:style-name="P10"/>
      <text:p text:style-name="P11"><text:span text:style-name="T9"><text:s/>📕 </text:span><text:span text:style-name="T10">To submit: </text:span>Show the application to the teachers and at that moment they will tell you if it is suitable or if you need changes that you must implement until the teachers approve it.</text:p>
      <text:list xml:id="list233018772730759" text:continue-list="list233018454179696" text:style-name="WWNum3">
        <text:list-item>
          <text:p text:style-name="P29"><text:bookmark text:name="_ntg4wid1vfow"/>Exercise 02</text:p>
        </text:list-item>
      </text:list>
      <text:p text:style-name="Standard">Make an application with <text:a xlink:type="simple" xlink:href="https://glideapps.com" text:style-name="ListLabel_20_19" text:visited-style-name="ListLabel_20_19"><text:span text:style-name="T20">https://www.glideapps.com</text:span></text:a> that allows you to play a game similar to "Cookie Clicker" where you put an image of a cookie and each time you click, the click counter increases by one.</text:p>
      <text:p text:style-name="P11"><text:span text:style-name="T9"><text:s/>📕 </text:span><text:span text:style-name="T10">To submit: </text:span>Show the application to the teachers and at that moment they will tell you if it is suitable or if you need changes that you must implement until the teachers approv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10. assessable activities 01</text:span></text:p>
      </style:header>
      <style:footer>
        <text:p text:style-name="MP4"><text:span text:style-name="MT1">Aplicaciones Ofimáticas (Office Applications)<text:tab/><text:tab/>Unit 10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1" meta:word-count="456" meta:character-count="2723" meta:non-whitespace-character-count="2307"/>
    <meta:generator>LibreOfficeDev/6.0.5.2$Linux_X86_64 LibreOffice_project/</meta:generator>
  </office:meta>
</office:document-meta>
</file>